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ffff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#ffffff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style:text-underline-style="none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style:text-underline-style="none" style:text-blinking="false" fo:background-color="#ffffff" style:font-size-asian="11pt" style:font-size-complex="11p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Liberation Serif" fo:font-size="11pt" style:font-size-asian="11pt" style:font-size-complex="11p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color="#000000" fo:font-size="11pt" officeooo:paragraph-rsid="0014d922" style:font-size-asian="11pt" style:font-size-complex="11pt"/>
    </style:style>
    <style:style style:name="P11" style:family="paragraph" style:parent-style-name="Text_20_body">
      <style:text-properties fo:color="#000000"/>
    </style:style>
    <style:style style:name="P12" style:family="paragraph" style:parent-style-name="Text_20_body">
      <style:text-properties fo:color="#000000" style:font-name="Liberation Serif" fo:font-size="11pt" style:font-size-asian="11pt" style:font-size-complex="11pt"/>
    </style:style>
    <style:style style:name="P13" style:family="paragraph" style:parent-style-name="Text_20_body">
      <style:text-properties fo:color="#000000" fo:font-size="11pt" style:font-size-asian="11pt" style:font-size-complex="11pt"/>
    </style:style>
    <style:style style:name="P14" style:family="paragraph" style:parent-style-name="Text_20_body">
      <style:text-properties officeooo:paragraph-rsid="001417b3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solid" style:text-underline-width="auto" style:text-underline-color="font-color" fo:font-weight="normal" style:text-blinking="false" fo:background-color="#ffffff" loext:char-shading-value="0" style:font-size-asian="11pt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1pt" style:text-underline-style="none" fo:font-weight="normal" style:text-blinking="false" fo:background-color="#ffffff" loext:char-shading-value="0" style:font-size-asian="11pt" style:font-size-complex="11pt"/>
    </style:style>
    <style:style style:name="T4" style:family="text">
      <style:text-properties fo:font-variant="normal" fo:text-transform="none" style:text-line-through-style="none" style:text-line-through-type="none" style:text-underline-style="none" style:text-blinking="false" fo:background-color="#ffffff" loext:char-shading-value="0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14d922" style:text-blinking="false" fo:background-color="#ffffff" loext:char-shading-value="0"/>
    </style:style>
    <style:style style:name="T8" style:family="text">
      <style:text-properties fo:font-style="normal" fo:font-weight="normal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color="#000000" fo:font-size="11pt" officeooo:rsid="0012adc8" style:font-size-asian="11pt" style:font-size-complex="11pt"/>
    </style:style>
    <style:style style:name="T11" style:family="text">
      <style:text-properties fo:color="#000000" fo:font-size="11pt" officeooo:rsid="001417b3" style:font-size-asian="11pt" style:font-size-complex="11pt"/>
    </style:style>
    <style:style style:name="T12" style:family="text">
      <style:text-properties fo:color="#000000" fo:font-size="11pt" officeooo:rsid="0016bf68" style:font-size-asian="11pt" style:font-size-complex="11pt"/>
    </style:style>
    <style:style style:name="T13" style:family="text">
      <style:text-properties fo:color="#000000" style:text-line-through-style="none" style:text-line-through-type="none" fo:font-size="11pt" style:text-underline-style="none" fo:font-weight="normal" fo:background-color="#ffffff" loext:char-shading-value="0" style:font-size-asian="11pt" style:font-weight-asian="normal" style:font-size-complex="11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c0d7cdf-7fff-67b5-ae7b-bd5d6c86f7e9"/>Real-time chat using Websocket</text:p>
      <text:p text:style-name="Text_20_body"/>
      <text:p text:style-name="P3">Prerequisites:-</text:p>
      <text:p text:style-name="P11"/>
      <text:p text:style-name="P2"><text:span text:style-name="T1">First clone the </text:span><text:a xlink:type="simple" xlink:href="https://github.com/StarTeleLogic/chat-ui-sdk" text:style-name="Internet_20_link" text:visited-style-name="Visited_20_Internet_20_Link"><text:span text:style-name="T2">source code</text:span></text:a><text:span text:style-name="T3"> </text:span><text:span text:style-name="T1">from the main Telemo chat-ui-sdk sdk git repository.</text:span></text:p>
      <text:p text:style-name="P12"/>
      <text:p text:style-name="P5">See the below code for index.html file for UI or you can also create your own.</text:p>
      <text:p text:style-name="P11"/>
      <text:p text:style-name="P3">index.html</text:p>
      <text:p text:style-name="P8"> </text:p>
      <text:p text:style-name="P4">&lt;script type="text/javascript" src="telemo-chat.js"&gt;&lt;/script&gt;</text:p>
      <text:p text:style-name="P6"/>
      <text:p text:style-name="P4">&lt;script type="text/javascript"&gt;</text:p>
      <text:p text:style-name="P12"/>
      <text:p text:style-name="P4">window.onload=function(){</text:p>
      <text:p text:style-name="P4"><text:s text:c="4"/>const options =</text:p>
      <text:p text:style-name="P4"><text:s/>{</text:p>
      <text:p text:style-name="P4"><text:s text:c="7"/>chatName: username,</text:p>
      <text:p text:style-name="P4"><text:s text:c="7"/>width: "300px",</text:p>
      <text:p text:style-name="P4"><text:s text:c="7"/>height: "400px",</text:p>
      <text:p text:style-name="P9"><text:span text:style-name="T6"><text:s text:c="7"/>chatContainer: document.querySelector('div#telemo-chat)</text:span></text:p>
      <text:p text:style-name="P4"><text:s/>};</text:p>
      <text:p text:style-name="P4"><text:s text:c="7"/>const api = new ChatApi(userId, options);</text:p>
      <text:p text:style-name="P4"><text:s text:c="7"/>ChatApi.StartSocket(api);</text:p>
      <text:p text:style-name="P4">};</text:p>
      <text:p text:style-name="P12"/>
      <text:p text:style-name="P4">&lt;/script&gt;</text:p>
      <text:p text:style-name="P12"/>
      <text:p text:style-name="P5">First line is a javascript script file which is used to connect the user to the server and handle  the messages and socket connections.</text:p>
      <text:p text:style-name="P12"/>
      <text:p text:style-name="P5">The user needs to add “username” and a unique “userId” to register with the server in the above code. After authentication with the server user will get a message in the browser console as “connected”.</text:p>
      <text:p text:style-name="P12"/>
      <text:p text:style-name="P5">The user can add their own contact list of other users by adding below sample HTML code in their HTML body. This displays two contact persons. </text:p>
      <text:p text:style-name="P12"/>
      <text:p text:style-name="P5"><text:soft-page-break/>NOTE: These person id and name should also be registered with the server then only you will be able to communicate with them.</text:p>
      <text:p text:style-name="P12"/>
      <text:p text:style-name="P5">&lt;div id="telemo-chat"&gt;</text:p>
      <text:p text:style-name="P7">      <text:span text:style-name="T8">&lt;div id="telemo-chat-list"&gt;</text:span></text:p>
      <text:p text:style-name="P7">        <text:span text:style-name="T8">&lt;div class="sd-name"&gt;</text:span></text:p>
      <text:p text:style-name="P9"><text:span text:style-name="T4">          </text:span><text:span text:style-name="T5">&lt;a href="javascript:register_popup('person1Id','person1name');"&gt;</text:span></text:p>
      <text:p text:style-name="P9"><text:span text:style-name="T4">          </text:span><text:span text:style-name="T5">&lt;span&gt;person1name&lt;/span&gt;</text:span></text:p>
      <text:p text:style-name="P7">          <text:span text:style-name="T8">&lt;/a&gt;</text:span></text:p>
      <text:p text:style-name="P7">        <text:span text:style-name="T8">&lt;/div&gt;</text:span></text:p>
      <text:p text:style-name="P7">        <text:span text:style-name="T8">&lt;div class="sd-name"&gt;</text:span></text:p>
      <text:p text:style-name="P9"><text:span text:style-name="T4">          </text:span><text:span text:style-name="T5">&lt;a href="javascript:register_popup('person2Id','person2name');"&gt;</text:span></text:p>
      <text:p text:style-name="P9"><text:span text:style-name="T4">          </text:span><text:span text:style-name="T5">&lt;span&gt;person2name&lt;/span&gt;</text:span></text:p>
      <text:p text:style-name="P7">          <text:span text:style-name="T8">&lt;/a&gt;</text:span></text:p>
      <text:p text:style-name="P7">        <text:span text:style-name="T8">&lt;/div&gt;</text:span></text:p>
      <text:p text:style-name="P7">      <text:span text:style-name="T8">&lt;/div&gt;</text:span></text:p>
      <text:p text:style-name="P7">    <text:span text:style-name="T8">&lt;/div&gt;</text:span></text:p>
      <text:p text:style-name="P12"/>
      <text:p text:style-name="P5">On clicking on the name of any person which you want to chat with and a popup box will appear for chatting. </text:p>
      <text:p text:style-name="P10"><text:span text:style-name="T7">This is the html code for popup-box.</text:span></text:p>
      <text:p text:style-name="P13">&lt;div class="popup-box" id="umesh" style="right: 220px; display: block;"&gt;</text:p>
      <text:p text:style-name="P13">&lt;div class="popup-head"&gt;&lt;div class="popupprofileimg"&gt;&lt;img src="popupprofileimg.png"&gt;&lt;/div&gt;</text:p>
      <text:p text:style-name="P14"><text:span text:style-name="T9">&lt;div class="popupheadname"&gt;&lt;a href=”</text:span><text:span text:style-name="T11">javascript:expandMessages(‘name’)</text:span><text:span text:style-name="T9">”&gt;</text:span><text:span text:style-name="T12">name</text:span><text:span text:style-name="T9">&lt;/a&gt;&lt;/div&gt;</text:span></text:p>
      <text:p text:style-name="P5">The user can also edit dimensions of the chat box by adding their own “height” and “width” in the options part. </text:p>
      <text:p text:style-name="P5">Here we are done now you can chat with that person.</text:p>
      <text:p text:style-name="P12"><text:lin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24:32.244174326</meta:creation-date>
    <dc:date>2020-04-15T21:13:29.107621462</dc:date>
    <meta:editing-duration>PT24M4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266" meta:character-count="2145" meta:non-whitespace-character-count="1761"/>
  </office:meta>
</office:document-meta>
</file>